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tternCacheFIFO.PatternCacheFIFO( int capac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CacheFIFO.PatternCacheFIFO( int capacity , PatternCompiler compi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CacheFIFO.PatternCacheFI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CacheFIFO.PatternCacheFIFO( PatternCompiler compi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